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style:writing-mode="lr-tb"/>
    </style:style>
    <style:style style:name="P2" style:family="paragraph" style:parent-style-name="Preformatted_20_Text">
      <style:paragraph-properties fo:margin-top="0cm" fo:margin-bottom="0.499cm" style:contextual-spacing="false" style:writing-mode="lr-tb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paragraph-properties fo:margin-top="0cm" fo:margin-bottom="0cm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3">
      <style:paragraph-properties fo:margin-top="0cm" fo:margin-bottom="0cm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4">
      <style:paragraph-properties fo:margin-top="0cm" fo:margin-bottom="0cm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 style:list-style-name="L5">
      <style:paragraph-properties fo:margin-top="0cm" fo:margin-bottom="0cm" style:contextual-spacing="false"/>
    </style:style>
    <style:style style:name="P13" style:family="paragraph" style:parent-style-name="Text_20_body" style:list-style-name="L6"/>
    <style:style style:name="P14" style:family="paragraph" style:parent-style-name="Text_20_body" style:list-style-name="L6">
      <style:paragraph-properties fo:margin-top="0cm" fo:margin-bottom="0cm" style:contextual-spacing="false"/>
    </style:style>
    <style:style style:name="P15" style:family="paragraph" style:parent-style-name="Text_20_body" style:list-style-name="L7"/>
    <style:style style:name="P16" style:family="paragraph" style:parent-style-name="Text_20_body" style:list-style-name="L7">
      <style:paragraph-properties fo:margin-top="0cm" fo:margin-bottom="0cm" style:contextual-spacing="false"/>
    </style:style>
    <style:style style:name="P17" style:family="paragraph" style:parent-style-name="Text_20_body" style:list-style-name="L8"/>
    <style:style style:name="P18" style:family="paragraph" style:parent-style-name="Text_20_body" style:list-style-name="L8">
      <style:paragraph-properties fo:margin-top="0cm" fo:margin-bottom="0cm" style:contextual-spacing="false"/>
    </style:style>
    <style:style style:name="P19" style:family="paragraph" style:parent-style-name="Text_20_body" style:list-style-name="L9"/>
    <style:style style:name="P20" style:family="paragraph" style:parent-style-name="Text_20_body" style:list-style-name="L9">
      <style:paragraph-properties fo:margin-top="0cm" fo:margin-bottom="0cm" style:contextual-spacing="false"/>
    </style:style>
    <style:style style:name="P21" style:family="paragraph" style:parent-style-name="Text_20_body" style:list-style-name="L10"/>
    <style:style style:name="P22" style:family="paragraph" style:parent-style-name="Text_20_body" style:list-style-name="L10">
      <style:paragraph-properties fo:margin-top="0cm" fo:margin-bottom="0cm" style:contextual-spacing="false"/>
    </style:style>
    <style:style style:name="P23" style:family="paragraph" style:parent-style-name="Text_20_body" style:list-style-name="L11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Briefing do Cliente - Restaurante Gourmet</text:span></text:h>
      <text:p text:style-name="Text_20_body"><text:span text:style-name="Strong_20_Emphasis">Olá!</text:span><text:line-break/>Sou proprietário de um restaurante gourmet chamado <text:span text:style-name="Strong_20_Emphasis">"Sabor &amp; Arte"</text:span>, e gostaria de criar um site moderno, atraente e fácil de navegar para atrair novos clientes e destacar o que temos de melhor. Aqui estão alguns detalhes sobre o que eu espero:</text:p>
      <text:p text:style-name="Horizontal_20_Line"/>
      <text:h text:style-name="Heading_20_3" text:outline-level="3"><text:span text:style-name="Strong_20_Emphasis">Objetivo do Site:</text:span></text:h>
      <text:p text:style-name="Text_20_body">O site deve servir como uma vitrine online do restaurante, onde os visitantes possam conhecer o menu, fazer reservas, ver fotos do local e encontrar informações de contato, como endereço e horários de funcionamento. Além disso, seria ótimo se o site fosse <text:span text:style-name="Strong_20_Emphasis">responsivo</text:span>, para que funcionasse bem em dispositivos móveis, já que muitos clientes nos acessam por smartphones.</text:p>
      <text:p text:style-name="Horizontal_20_Line"/>
      <text:h text:style-name="Heading_20_3" text:outline-level="3"><text:span text:style-name="Strong_20_Emphasis">Estrutura do Site que eu gostaria:</text:span></text:h>
      <text:h text:style-name="Heading_20_4" text:outline-level="4">1. <text:span text:style-name="Strong_20_Emphasis">Página Inicial (Home)</text:span>:</text:h>
      <text:list text:style-name="L1">
        <text:list-item>
          <text:p text:style-name="P4">Um <text:span text:style-name="Strong_20_Emphasis">banner de destaque</text:span> com uma imagem de um prato gourmet ou da fachada do restaurante, que transmita a essência da experiência gastronômica do nosso espaço.</text:p>
        </text:list-item>
        <text:list-item>
          <text:p text:style-name="P4"><text:span text:style-name="Strong_20_Emphasis">Call to action</text:span>: Botões bem visíveis, como "Ver Menu" e "Reservar Mesa".</text:p>
        </text:list-item>
        <text:list-item>
          <text:p text:style-name="P3">Uma pequena <text:span text:style-name="Strong_20_Emphasis">apresentação</text:span> sobre o restaurante, destacando a proposta gastronômica e nosso foco em ingredientes frescos e pratos artesanais.</text:p>
        </text:list-item>
      </text:list>
      <text:h text:style-name="Heading_20_4" text:outline-level="4">2. <text:span text:style-name="Strong_20_Emphasis">Sobre Nós (About Us)</text:span>:</text:h>
      <text:list text:style-name="L2">
        <text:list-item>
          <text:p text:style-name="P6">Um texto explicando nossa história, a filosofia por trás dos pratos e uma apresentação do nosso chef.</text:p>
        </text:list-item>
        <text:list-item>
          <text:p text:style-name="P5"><text:span text:style-name="Strong_20_Emphasis">Fotos</text:span> da equipe e do restaurante, para que os visitantes conheçam melhor o ambiente.</text:p>
        </text:list-item>
      </text:list>
      <text:h text:style-name="Heading_20_4" text:outline-level="4">3. <text:span text:style-name="Strong_20_Emphasis">Menu (Menu)</text:span>:</text:h>
      <text:list text:style-name="L3">
        <text:list-item>
          <text:p text:style-name="P8">O cardápio precisa ser bem <text:span text:style-name="Strong_20_Emphasis">organizado</text:span> e <text:span text:style-name="Strong_20_Emphasis">visual</text:span>, com imagens dos pratos principais.</text:p>
        </text:list-item>
        <text:list-item>
          <text:p text:style-name="P8">Separação por categorias: <text:span text:style-name="Strong_20_Emphasis">Entradas</text:span>, <text:span text:style-name="Strong_20_Emphasis">Pratos principais</text:span>, <text:span text:style-name="Strong_20_Emphasis">Sobremesas</text:span>, <text:span text:style-name="Strong_20_Emphasis">Bebidas</text:span>.</text:p>
        </text:list-item>
        <text:list-item>
          <text:p text:style-name="P7">Opcionalmente, cada prato poderia ter uma <text:span text:style-name="Strong_20_Emphasis">descrição curta</text:span> e o <text:span text:style-name="Strong_20_Emphasis">preço</text:span>.</text:p>
        </text:list-item>
      </text:list>
      <text:h text:style-name="Heading_20_4" text:outline-level="4">4. <text:span text:style-name="Strong_20_Emphasis">Reservas (Reservations)</text:span>:</text:h>
      <text:list text:style-name="L4">
        <text:list-item>
          <text:p text:style-name="P10">Um formulário simples onde o cliente pode fazer uma reserva online.</text:p>
        </text:list-item>
        <text:list-item>
          <text:p text:style-name="P10">Campos: Nome, Data, Horário, Número de pessoas, Contato (e-mail/telefone).</text:p>
        </text:list-item>
        <text:list-item>
          <text:p text:style-name="P9">Um botão de <text:span text:style-name="Strong_20_Emphasis">Confirmação de reserva</text:span> que envia um e-mail automático para nosso time.</text:p>
        </text:list-item>
      </text:list>
      <text:h text:style-name="Heading_20_4" text:outline-level="4">5. <text:span text:style-name="Strong_20_Emphasis">Galeria de Fotos (Gallery)</text:span>:</text:h>
      <text:list text:style-name="L5">
        <text:list-item>
          <text:p text:style-name="P12">Uma seção com <text:span text:style-name="Strong_20_Emphasis">fotos de alta qualidade</text:span> do ambiente do restaurante, pratos, eventos especiais, etc.</text:p>
        </text:list-item>
        <text:list-item>
          <text:p text:style-name="P11"><text:span text:style-name="Strong_20_Emphasis">Carrossel de imagens</text:span> ou uma galeria que o visitante possa navegar.</text:p>
        </text:list-item>
      </text:list>
      <text:h text:style-name="Heading_20_4" text:outline-level="4"><text:soft-page-break/>6. <text:span text:style-name="Strong_20_Emphasis">Contato (Contact)</text:span>:</text:h>
      <text:list text:style-name="L6">
        <text:list-item>
          <text:p text:style-name="P14">Informações sobre o endereço, telefone, e-mail.</text:p>
        </text:list-item>
        <text:list-item>
          <text:p text:style-name="P14"><text:span text:style-name="Strong_20_Emphasis">Mapa interativo</text:span> do Google Maps, mostrando nossa localização.</text:p>
        </text:list-item>
        <text:list-item>
          <text:p text:style-name="P14"><text:span text:style-name="Strong_20_Emphasis">Horários de funcionamento</text:span>.</text:p>
        </text:list-item>
        <text:list-item>
          <text:p text:style-name="P13">Links para redes sociais (Instagram, Facebook) e um botão para enviar mensagem diretamente pelo WhatsApp.</text:p>
        </text:list-item>
      </text:list>
      <text:h text:style-name="Heading_20_4" text:outline-level="4">7. <text:span text:style-name="Strong_20_Emphasis">Rodapé (Footer)</text:span>:</text:h>
      <text:list text:style-name="L7">
        <text:list-item>
          <text:p text:style-name="P16">Informações de copyright e links rápidos para as principais páginas.</text:p>
        </text:list-item>
        <text:list-item>
          <text:p text:style-name="P15">Links para redes sociais (com ícones).</text:p>
        </text:list-item>
      </text:list>
      <text:p text:style-name="Horizontal_20_Line"/>
      <text:h text:style-name="Heading_20_3" text:outline-level="3"><text:span text:style-name="Strong_20_Emphasis">Recursos que eu gostaria:</text:span></text:h>
      <text:list text:style-name="L8">
        <text:list-item>
          <text:p text:style-name="P18"><text:span text:style-name="Strong_20_Emphasis">Design limpo e sofisticado</text:span>, com <text:span text:style-name="Strong_20_Emphasis">cores neutras</text:span> e toques que remetam à sofisticação (talvez tons de preto, dourado, branco).</text:p>
        </text:list-item>
        <text:list-item>
          <text:p text:style-name="P18"><text:span text:style-name="Strong_20_Emphasis">Fonte elegante</text:span> e fácil de ler, principalmente para menus e descrições dos pratos.</text:p>
        </text:list-item>
        <text:list-item>
          <text:p text:style-name="P18"><text:span text:style-name="Strong_20_Emphasis">Interatividade</text:span> com animações suaves ao passar o mouse sobre os botões ou ao rolar pela página.</text:p>
        </text:list-item>
        <text:list-item>
          <text:p text:style-name="P18"><text:span text:style-name="Strong_20_Emphasis">Responsividade</text:span>: O site deve funcionar perfeitamente em celulares, tablets e desktops.</text:p>
        </text:list-item>
        <text:list-item>
          <text:p text:style-name="P17"><text:span text:style-name="Strong_20_Emphasis">SEO básico</text:span>: Quero que as pessoas nos encontrem facilmente no Google quando procurarem por restaurantes na nossa região.</text:p>
        </text:list-item>
      </text:list>
      <text:p text:style-name="Horizontal_20_Line"/>
      <text:h text:style-name="Heading_20_3" text:outline-level="3"><text:span text:style-name="Strong_20_Emphasis">Estilo Visual</text:span>:</text:h>
      <text:list text:style-name="L9">
        <text:list-item>
          <text:p text:style-name="P20">As imagens devem ser de alta qualidade e o layout deve ser muito visual, destacando a apresentação dos pratos e a atmosfera do restaurante.</text:p>
        </text:list-item>
        <text:list-item>
          <text:p text:style-name="P20">Uma <text:span text:style-name="Strong_20_Emphasis">navegação simples</text:span>, com as páginas fáceis de encontrar.</text:p>
        </text:list-item>
        <text:list-item>
          <text:p text:style-name="P19">Um design que transmita o ambiente acolhedor e refinado que temos no restaurante.</text:p>
        </text:list-item>
      </text:list>
      <text:p text:style-name="Horizontal_20_Line"/>
      <text:h text:style-name="Heading_20_3" text:outline-level="3"><text:span text:style-name="Strong_20_Emphasis">Funcionalidades Extras (opcional)</text:span>:</text:h>
      <text:list text:style-name="L10">
        <text:list-item>
          <text:p text:style-name="P22">Integração com <text:span text:style-name="Strong_20_Emphasis">Instagram</text:span>: Exibir as últimas postagens da nossa conta no Instagram diretamente na página inicial.</text:p>
        </text:list-item>
        <text:list-item>
          <text:p text:style-name="P21"><text:span text:style-name="Strong_20_Emphasis">Newsletter</text:span>: Um campo para capturar e-mails de clientes que queiram receber novidades, como pratos novos ou eventos especiais.</text:p>
        </text:list-item>
      </text:list>
      <text:p text:style-name="Horizontal_20_Line"/>
      <text:p text:style-name="Text_20_body">Esse é o tipo de site que eu gostaria que fosse desenvolvido para o restaurante <text:span text:style-name="Strong_20_Emphasis">"Sabor &amp; Arte"</text:span>. Algo visualmente impactante, funcional, e que dê uma excelente primeira impressão aos visitantes.</text:p>
      <text:p text:style-name="Horizontal_20_Line"/>
      <text:h text:style-name="Heading_20_3" text:outline-level="3"><text:soft-page-break/>Como desenvolver com HTML, CSS e JavaScript:</text:h>
      <text:list text:style-name="L11">
        <text:list-item>
          <text:p text:style-name="P23"><text:span text:style-name="Strong_20_Emphasis">HTML</text:span>: Para estruturar as páginas. Use tags semânticas (<text:span text:style-name="Source_20_Text">&lt;section&gt;</text:span>, <text:span text:style-name="Source_20_Text">&lt;header&gt;</text:span>, <text:span text:style-name="Source_20_Text">&lt;article&gt;</text:span>, <text:span text:style-name="Source_20_Text">&lt;nav&gt;</text:span>) para ajudar no SEO e organização do conteúdo.</text:p>
        </text:list-item>
        <text:list-item>
          <text:p text:style-name="P23"><text:span text:style-name="Strong_20_Emphasis">CSS</text:span>: Para estilizar as páginas. Crie um design responsivo com <text:span text:style-name="Source_20_Text">flexbox</text:span> ou <text:span text:style-name="Source_20_Text">grid</text:span> e utilize <text:span text:style-name="Strong_20_Emphasis">media queries</text:span> para adaptar o layout em diferentes telas.</text:p>
        </text:list-item>
        <text:list-item>
          <text:p text:style-name="P23"><text:span text:style-name="Strong_20_Emphasis">JavaScript</text:span>: Para as interações. Adicione funcionalidades como o carrossel de imagens, botões animados, e a validação do formulário de reservas.</text:p>
        </text:list-item>
      </text:list>
      <text:h text:style-name="Heading_20_3" text:outline-level="3">Exemplo básico de HTML para a Home Page:</text:h>
      <text:p text:style-name="Preformatted_20_Text">html</text:p>
      <text:p text:style-name="Preformatted_20_Text">Copy code</text:p>
      <text:p text:style-name="P1"><text:span text:style-name="Source_20_Text">&lt;!DOCTYPE html&gt;</text:span></text:p>
      <text:p text:style-name="P1"><text:span text:style-name="Source_20_Text">&lt;html lang="en"&gt;</text:span></text:p>
      <text:p text:style-name="P1"><text:span text:style-name="Source_20_Text">&lt;head&gt;</text:span></text:p>
      <text:p text:style-name="P1"><text:span text:style-name="Source_20_Text"><text:s text:c="4"/>&lt;meta charset="UTF-8"&gt;</text:span></text:p>
      <text:p text:style-name="P1"><text:span text:style-name="Source_20_Text"><text:s text:c="4"/>&lt;meta name="viewport" content="width=device-width, initial-scale=1.0"&gt;</text:span></text:p>
      <text:p text:style-name="P1"><text:span text:style-name="Source_20_Text"><text:s text:c="4"/>&lt;title&gt;Sabor &amp; Arte&lt;/title&gt;</text:span></text:p>
      <text:p text:style-name="P1"><text:span text:style-name="Source_20_Text"><text:s text:c="4"/>&lt;link rel="stylesheet" href="styles.css"&gt;</text:span></text:p>
      <text:p text:style-name="P1"><text:span text:style-name="Source_20_Text">&lt;/head&gt;</text:span></text:p>
      <text:p text:style-name="P1"><text:span text:style-name="Source_20_Text">&lt;body&gt;</text:span></text:p>
      <text:p text:style-name="P1"/>
      <text:p text:style-name="P1"><text:span text:style-name="Source_20_Text"><text:s text:c="4"/>&lt;!-- Header --&gt;</text:span></text:p>
      <text:p text:style-name="P1"><text:span text:style-name="Source_20_Text"><text:s text:c="4"/>&lt;header&gt;</text:span></text:p>
      <text:p text:style-name="P1"><text:span text:style-name="Source_20_Text"><text:s text:c="8"/>&lt;nav&gt;</text:span></text:p>
      <text:p text:style-name="P1"><text:span text:style-name="Source_20_Text"><text:s text:c="12"/>&lt;ul&gt;</text:span></text:p>
      <text:p text:style-name="P1"><text:span text:style-name="Source_20_Text"><text:s text:c="16"/>&lt;li&gt;&lt;a href="#home"&gt;Home&lt;/a&gt;&lt;/li&gt;</text:span></text:p>
      <text:p text:style-name="P1"><text:span text:style-name="Source_20_Text"><text:s text:c="16"/>&lt;li&gt;&lt;a href="#about"&gt;About Us&lt;/a&gt;&lt;/li&gt;</text:span></text:p>
      <text:p text:style-name="P1"><text:span text:style-name="Source_20_Text"><text:s text:c="16"/>&lt;li&gt;&lt;a href="#menu"&gt;Menu&lt;/a&gt;&lt;/li&gt;</text:span></text:p>
      <text:p text:style-name="P1"><text:span text:style-name="Source_20_Text"><text:s text:c="16"/>&lt;li&gt;&lt;a href="#reservations"&gt;Reservations&lt;/a&gt;&lt;/li&gt;</text:span></text:p>
      <text:p text:style-name="P1"><text:span text:style-name="Source_20_Text"><text:s text:c="16"/>&lt;li&gt;&lt;a href="#contact"&gt;Contact&lt;/a&gt;&lt;/li&gt;</text:span></text:p>
      <text:p text:style-name="P1"><text:span text:style-name="Source_20_Text"><text:s text:c="12"/>&lt;/ul&gt;</text:span></text:p>
      <text:p text:style-name="P1"><text:span text:style-name="Source_20_Text"><text:s text:c="8"/>&lt;/nav&gt;</text:span></text:p>
      <text:p text:style-name="P1"><text:span text:style-name="Source_20_Text"><text:s text:c="4"/>&lt;/header&gt;</text:span></text:p>
      <text:p text:style-name="P1"/>
      <text:p text:style-name="P1"><text:span text:style-name="Source_20_Text"><text:s text:c="4"/>&lt;!-- Home Section --&gt;</text:span></text:p>
      <text:p text:style-name="P1"><text:span text:style-name="Source_20_Text"><text:s text:c="4"/>&lt;section id="home" class="hero"&gt;</text:span></text:p>
      <text:p text:style-name="P1"><text:span text:style-name="Source_20_Text"><text:s text:c="8"/>&lt;h1&gt;Welcome to Sabor &amp; Arte&lt;/h1&gt;</text:span></text:p>
      <text:p text:style-name="P1"><text:span text:style-name="Source_20_Text"><text:s text:c="8"/>&lt;p&gt;Where gourmet cuisine meets art&lt;/p&gt;</text:span></text:p>
      <text:p text:style-name="P1"><text:span text:style-name="Source_20_Text"><text:s text:c="8"/>&lt;a href="#menu" class="btn"&gt;Explore Our Menu&lt;/a&gt;</text:span></text:p>
      <text:p text:style-name="P1"><text:span text:style-name="Source_20_Text"><text:s text:c="4"/>&lt;/section&gt;</text:span></text:p>
      <text:p text:style-name="P1"/>
      <text:p text:style-name="P1"><text:span text:style-name="Source_20_Text"><text:s text:c="4"/>&lt;!-- Footer --&gt;</text:span></text:p>
      <text:p text:style-name="P1"><text:span text:style-name="Source_20_Text"><text:s text:c="4"/>&lt;footer&gt;</text:span></text:p>
      <text:p text:style-name="P1"><text:span text:style-name="Source_20_Text"><text:s text:c="8"/>&lt;p&gt;© 2024 Sabor &amp; Arte | All Rights Reserved&lt;/p&gt;</text:span></text:p>
      <text:p text:style-name="P1"><text:span text:style-name="Source_20_Text"><text:s text:c="4"/>&lt;/footer&gt;</text:span></text:p>
      <text:p text:style-name="P1"/>
      <text:p text:style-name="P1"><text:span text:style-name="Source_20_Text"><text:s text:c="4"/>&lt;script src="scripts.js"&gt;&lt;/script&gt;</text:span></text:p>
      <text:p text:style-name="P1"><text:span text:style-name="Source_20_Text">&lt;/body&gt;</text:span></text:p>
      <text:p text:style-name="P2"><text:span text:style-name="Source_20_Text">&lt;/html&gt;</text:span></text:p>
      <text:p text:style-name="Text_20_body">Esse é um <text:span text:style-name="Strong_20_Emphasis">ponto de partida</text:span>! Você pode adicionar cada seção mencionada, ajustando os estilos e interatividade conforme necessário.</text:p>
      <text:p text:style-name="Text_20_body">4o</text:p>
      <text:h text:style-name="Heading_20_5" text:outline-level="5"><text:soft-page-break/>You said:</text:h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3T16:58:43.350000000</meta:creation-date>
    <dc:date>2024-10-13T19:16:03.383000000</dc:date>
    <meta:editing-duration>PT2H17M21S</meta:editing-duration>
    <meta:editing-cycles>1</meta:editing-cycles>
    <meta:document-statistic meta:table-count="0" meta:image-count="0" meta:object-count="0" meta:page-count="4" meta:paragraph-count="89" meta:word-count="786" meta:character-count="5324" meta:non-whitespace-character-count="4454"/>
    <meta:generator>LibreOffice/7.4.2.3$Windows_X86_64 LibreOffice_project/382eef1f22670f7f4118c8c2dd222ec7ad009daf</meta:generator>
  </office:meta>
</office:document-meta>
</file>